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D000001DB1F2C89415504C6D8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0000008A80000067E8F735EA6ED9F0C0B.jpg" manifest:media-type="image/jpeg"/>
  <manifest:file-entry manifest:full-path="Pictures/100000010000041D000001DB9655EA6840E39C98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4.423cm" fo:min-width="1.637cm"/>
      <style:paragraph-properties style:writing-mode="lr-tb"/>
    </style:style>
    <style:style style:name="gr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4.423cm" fo:min-width="2.299cm"/>
      <style:paragraph-properties style:writing-mode="lr-tb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4.423cm" fo:min-width="1.075cm"/>
      <style:paragraph-properties style:writing-mode="lr-tb"/>
    </style:style>
    <style:style style:name="gr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4.423cm" fo:min-width="0.244cm"/>
      <style:paragraph-properties style:writing-mode="lr-tb"/>
    </style:style>
    <style:style style:name="gr8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666cm" fo:min-width="10.898cm"/>
      <style:paragraph-properties style:writing-mode="lr-tb"/>
    </style:style>
    <style:style style:name="gr9" style:family="graphic" style:parent-style-name="objectwithoutfill">
      <style:graphic-properties draw:marker-end="Arrow_20_concave" draw:marker-end-width="0.3cm" draw:fill="none" draw:textarea-vertical-align="middl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59cm"/>
      <style:paragraph-properties style:writing-mode="lr-tb"/>
    </style:style>
    <style:style style:name="gr11" style:family="graphic" style:parent-style-name="standard">
      <style:graphic-properties draw:stroke="none" draw:stroke-dash="Long_20_Dot" svg:stroke-color="#000000" draw:fill="none" draw:textarea-horizontal-align="right" draw:textarea-vertical-align="middle" draw:auto-grow-height="false" fo:min-height="1.0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textarea-horizontal-align="right" draw:textarea-vertical-align="middle" draw:auto-grow-height="false" fo:min-height="1.265cm"/>
      <style:paragraph-properties style:writing-mode="lr-tb"/>
    </style:style>
    <style:style style:name="gr13" style:family="graphic" style:parent-style-name="standard">
      <style:graphic-properties draw:stroke="none" draw:stroke-dash="Long_20_Dot" svg:stroke-color="#000000" draw:fill="none" draw:textarea-horizontal-align="left" draw:textarea-vertical-align="middle" draw:auto-grow-height="false" fo:min-height="1.146cm"/>
      <style:paragraph-properties style:writing-mode="lr-tb"/>
    </style:style>
    <style:style style:name="gr14" style:family="graphic" style:parent-style-name="standard">
      <style:graphic-properties draw:stroke="none" draw:stroke-dash="Long_20_Dot" svg:stroke-color="#000000" draw:fill="none" draw:textarea-horizontal-align="left" draw:textarea-vertical-align="middle" draw:auto-grow-height="false" fo:min-height="1.265cm"/>
      <style:paragraph-properties style:writing-mode="lr-tb"/>
    </style:style>
    <style:style style:name="gr15" style:family="graphic" style:parent-style-name="objectwithoutfill">
      <style:graphic-properties draw:stroke="solid" draw:stroke-dash="Long_20_Dot" draw:marker-end="Arrow_20_concave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Long_20_Dot" draw:marker-end="" draw:marker-end-width="0.3cm" draw:fill="none" draw:textarea-vertical-align="middle"/>
    </style:style>
    <style:style style:name="gr17" style:family="graphic" style:parent-style-name="objectwithoutfill">
      <style:graphic-properties draw:marker-end="" draw:marker-end-width="0.3cm" draw:fill="none" draw:textarea-vertical-align="middle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fo:min-height="1.741cm"/>
      <style:paragraph-properties style:writing-mode="lr-tb"/>
    </style:style>
    <style:style style:name="pr4" style:family="presentation" style:parent-style-name="master-outline1">
      <style:graphic-properties/>
      <style:paragraph-properties style:writing-mode="lr-tb"/>
    </style:style>
    <style:style style:name="pr5" style:family="presentation" style:parent-style-name="master-notes">
      <style:graphic-properties draw:fill-color="#ffffff" fo:min-height="14.986cm"/>
      <style:paragraph-properties style:writing-mode="lr-tb"/>
    </style:style>
    <style:style style:name="pr6" style:family="presentation" style:parent-style-name="template21-title">
      <style:graphic-properties draw:auto-grow-height="true" fo:min-height="1.737cm"/>
      <style:paragraph-properties style:writing-mode="lr-tb"/>
    </style:style>
    <style:style style:name="pr7" style:family="presentation" style:parent-style-name="template21-outline1">
      <style:graphic-properties/>
      <style:paragraph-properties style:writing-mode="lr-tb"/>
    </style:style>
    <style:style style:name="pr8" style:family="presentation" style:parent-style-name="template21-notes">
      <style:graphic-properties draw:fill-color="#ffffff" fo:min-height="7.473cm"/>
      <style:paragraph-properties style:writing-mode="lr-tb"/>
    </style:style>
    <style:style style:name="pr9" style:family="presentation" style:parent-style-name="master-title">
      <style:graphic-properties draw:auto-grow-height="true" fo:min-height="1.741cm"/>
      <style:paragraph-properties style:writing-mode="lr-tb"/>
    </style:style>
    <style:style style:name="pr10" style:family="presentation" style:parent-style-name="master-outline1">
      <style:graphic-properties fo:min-height="1.857cm"/>
      <style:paragraph-properties style:writing-mode="lr-tb"/>
    </style:style>
    <style:style style:name="pr11" style:family="presentation" style:parent-style-name="master-notes">
      <style:graphic-properties draw:fill="none" draw:fill-color="#000000" draw:auto-grow-height="true" fo:min-height="13.38cm" draw:shadow="hidden" draw:shadow-color="#000000"/>
      <style:paragraph-properties style:writing-mode="lr-tb"/>
    </style:style>
    <style:style style:name="pr12" style:family="presentation" style:parent-style-name="master-notes">
      <style:graphic-properties draw:fill-color="#ffffff" draw:auto-grow-height="true" fo:min-height="16.096cm"/>
      <style:paragraph-properties style:writing-mode="lr-tb"/>
    </style:style>
    <style:style style:name="pr13" style:family="presentation" style:parent-style-name="master-notes">
      <style:graphic-properties draw:fill-color="#ffffff" fo:min-height="15.386cm"/>
      <style:paragraph-properties style:writing-mode="lr-tb"/>
    </style:style>
    <style:style style:name="pr14" style:family="presentation" style:parent-style-name="master-notes">
      <style:graphic-properties draw:fill-color="#ffffff" fo:min-height="13.364cm"/>
      <style:paragraph-properties style:writing-mode="lr-tb"/>
    </style:style>
    <style:style style:name="pr15" style:family="presentation" style:parent-style-name="master-outline1">
      <style:graphic-properties fo:min-height="14.15cm"/>
      <style:paragraph-properties style:writing-mode="lr-tb"/>
    </style:style>
    <style:style style:name="pr16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17" style:family="presentation" style:parent-style-name="master-notes">
      <style:graphic-properties draw:fill-color="#ffffff" draw:auto-grow-height="true" fo:min-height="14.321cm"/>
      <style:paragraph-properties style:writing-mode="lr-tb"/>
    </style:style>
    <style:style style:name="pr18" style:family="presentation" style:parent-style-name="master-notes">
      <style:graphic-properties draw:fill-color="#ffffff" draw:auto-grow-height="true" fo:min-height="14.521cm"/>
      <style:paragraph-properties style:writing-mode="lr-tb"/>
    </style:style>
    <style:style style:name="pr19" style:family="presentation" style:parent-style-name="master-outline1">
      <style:graphic-properties fo:min-height="11.929cm"/>
      <style:paragraph-properties style:writing-mode="lr-tb"/>
    </style:style>
    <style:style style:name="pr20" style:family="presentation" style:parent-style-name="master-notes">
      <style:graphic-properties draw:fill-color="#ffffff" fo:min-height="14.08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top="0cm" fo:margin-bottom="0.4cm" style:writing-mode="lr-tb"/>
      <style:text-properties fo:language="ru" fo:country="RU"/>
    </style:style>
    <style:style style:name="P11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14pt" fo:language="ru" fo:country="RU"/>
    </style:style>
    <style:style style:name="P13" style:family="paragraph">
      <style:paragraph-properties style:writing-mode="lr-tb"/>
    </style:style>
    <style:style style:name="P14" style:family="paragraph">
      <style:paragraph-properties fo:margin-top="0cm" fo:margin-bottom="0.3cm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17" style:family="paragraph">
      <style:paragraph-properties fo:margin-left="0cm" fo:margin-right="0cm" fo:margin-top="0cm" fo:margin-bottom="0.5cm" fo:text-indent="0cm">
        <style:tab-stops/>
      </style:paragraph-properties>
    </style:style>
    <style:style style:name="P18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9" style:family="paragraph">
      <style:paragraph-properties fo:margin-left="0cm" fo:margin-right="0cm" fo:text-indent="0cm" style:writing-mode="lr-tb"/>
    </style:style>
    <style:style style:name="P20" style:family="paragraph">
      <loext:graphic-properties draw:fill="none" draw:fill-color="#000000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21" style:family="paragraph">
      <style:paragraph-properties fo:margin-top="0cm" fo:margin-bottom="0.2cm"/>
    </style:style>
    <style:style style:name="P22" style:family="paragraph">
      <style:paragraph-properties fo:margin-top="0cm" fo:margin-bottom="0.5cm"/>
    </style:style>
    <style:style style:name="P23" style:family="paragraph">
      <style:paragraph-properties fo:margin-top="0cm" fo:margin-bottom="0.4cm"/>
    </style:style>
    <style:style style:name="P24" style:family="paragraph">
      <style:paragraph-properties fo:margin-left="0cm" fo:margin-right="0cm" fo:margin-top="0cm" fo:margin-bottom="0.2cm" fo:text-indent="0cm" style:writing-mode="lr-tb"/>
    </style:style>
    <style:style style:name="P25" style:family="paragraph">
      <style:paragraph-properties fo:margin-top="0cm" fo:margin-bottom="0.2cm" style:writing-mode="lr-tb"/>
    </style:style>
    <style:style style:name="P26" style:family="paragraph">
      <loext:graphic-properties draw:fill-color="#ffffff"/>
      <style:paragraph-properties fo:margin-top="0cm" fo:margin-bottom="0.2cm" style:writing-mode="lr-tb"/>
      <style:text-properties fo:font-size="14pt" style:font-size-asian="14pt" style:font-size-complex="14pt"/>
    </style:style>
    <style:style style:name="P27" style:family="paragraph">
      <style:paragraph-properties fo:margin-left="0cm" fo:margin-right="0cm" fo:margin-top="0cm" fo:margin-bottom="0.2cm" fo:text-indent="0cm"/>
    </style:style>
    <style:style style:name="P28" style:family="paragraph">
      <style:paragraph-properties fo:margin-left="0cm" fo:margin-right="0cm" fo:margin-top="0cm" fo:margin-bottom="0.5cm" fo:text-indent="0cm"/>
    </style:style>
    <style:style style:name="P29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fo:language="ru" fo:country="RU" style:font-size-asian="14pt" style:font-size-complex="14pt"/>
    </style:style>
    <style:style style:name="P30" style:family="paragraph">
      <loext:graphic-properties draw:fill-color="#ffffff"/>
      <style:paragraph-properties fo:margin-left="0cm" fo:margin-right="0cm" fo:text-indent="0cm" style:writing-mode="lr-tb"/>
      <style:text-properties fo:font-size="14pt" fo:language="ru" fo:country="RU" style:font-size-asian="14pt" style:font-size-complex="14pt"/>
    </style:style>
    <style:style style:name="P31" style:family="paragraph">
      <loext:graphic-properties draw:fill="none"/>
      <style:paragraph-properties fo:text-align="start" style:writing-mode="lr-tb"/>
      <style:text-properties style:font-name="Liberation Mono" fo:font-size="18pt" fo:language="ru" fo:country="RU"/>
    </style:style>
    <style:style style:name="P32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3" style:family="paragraph"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-color="#ffffff"/>
      <style:paragraph-properties fo:text-align="center" style:writing-mode="lr-tb"/>
      <style:text-properties fo:font-size="28pt" style:font-size-asian="28pt" style:font-size-complex="28pt"/>
    </style:style>
    <style:style style:name="P35" style:family="paragraph">
      <style:paragraph-properties fo:text-align="center" style:writing-mode="lr-tb"/>
      <style:text-properties fo:font-size="40pt" style:font-size-asian="40pt" style:font-size-complex="40pt"/>
    </style:style>
    <style:style style:name="P36" style:family="paragraph">
      <loext:graphic-properties draw:fill-color="#ffffff"/>
      <style:paragraph-properties fo:text-align="center" style:writing-mode="lr-tb"/>
      <style:text-properties fo:font-size="40pt" style:font-size-asian="40pt" style:font-size-complex="40pt"/>
    </style:style>
    <style:style style:name="P37" style:family="paragraph">
      <style:paragraph-properties fo:text-align="end" style:writing-mode="lr-tb"/>
      <style:text-properties fo:font-size="22pt" style:font-size-asian="22pt" style:font-size-complex="22pt"/>
    </style:style>
    <style:style style:name="P38" style:family="paragraph">
      <loext:graphic-properties draw:fill-color="#ffffff"/>
      <style:paragraph-properties fo:text-align="end" style:writing-mode="lr-tb"/>
      <style:text-properties fo:font-size="22pt" style:font-size-asian="22pt" style:font-size-complex="22pt"/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cm" fo:margin-right="0cm" fo:margin-top="0cm" fo:margin-bottom="0.2cm" fo:text-indent="-0.6cm"/>
    </style:style>
    <style:style style:name="P41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 style:font-size-asian="14pt" style:font-size-complex="14pt"/>
    </style:style>
    <style:style style:name="P42" style:family="paragraph">
      <style:paragraph-properties fo:text-align="center"/>
    </style:style>
    <style:style style:name="P43" style:family="paragraph">
      <style:paragraph-properties fo:margin-top="0cm" fo:margin-bottom="0.2cm">
        <style:tab-stops>
          <style:tab-stop style:position="1.512cm"/>
          <style:tab-stop style:position="5.985cm"/>
          <style:tab-stop style:position="9.985cm"/>
        </style:tab-stops>
      </style:paragraph-properties>
    </style:style>
    <style:style style:name="P44" style:family="paragraph">
      <style:paragraph-properties fo:margin-top="0cm" fo:margin-bottom="0.5cm">
        <style:tab-stops>
          <style:tab-stop style:position="1.512cm"/>
          <style:tab-stop style:position="5.985cm"/>
          <style:tab-stop style:position="9.985cm"/>
        </style:tab-stops>
      </style:paragraph-properties>
    </style:style>
    <style:style style:name="P45" style:family="paragraph">
      <style:paragraph-properties fo:margin-top="0cm" fo:margin-bottom="0.5cm" style:writing-mode="lr-tb"/>
      <style:text-properties fo:color="#000000" loext:opacity="100%" fo:font-size="28pt" fo:language="ru" fo:country="RU" style:font-size-asian="28pt" style:font-size-complex="28pt"/>
    </style:style>
    <style:style style:name="P46" style:family="paragraph">
      <style:paragraph-properties fo:margin-left="0cm" fo:margin-right="0cm" fo:margin-top="0cm" fo:margin-bottom="0.2cm" fo:text-indent="0cm"/>
      <style:text-properties fo:hyphenate="false" loext:hyphenation-no-caps="false"/>
    </style:style>
    <style:style style:name="P47" style:family="paragraph">
      <style:paragraph-properties fo:margin-left="0cm" fo:margin-right="0cm" fo:margin-top="0cm" fo:margin-bottom="0.2cm" fo:line-height="100%" fo:text-indent="-0.6cm"/>
    </style:style>
    <style:style style:name="P48" style:family="paragraph">
      <loext:graphic-properties draw:fill="none" draw:fill-color="#ffffff"/>
      <style:paragraph-properties fo:margin-left="0cm" fo:margin-right="0cm" fo:margin-top="0cm" fo:margin-bottom="0.2cm" fo:line-height="100%" fo:text-indent="-0.6cm" style:writing-mode="lr-tb"/>
      <style:text-properties style:font-name="Liberation Serif" fo:font-size="22pt" style:font-size-asian="22pt" style:font-size-complex="22pt"/>
    </style:style>
    <style:style style:name="P49" style:family="paragraph">
      <style:paragraph-properties fo:text-align="end"/>
    </style:style>
    <style:style style:name="P50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51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2" style:family="paragraph">
      <style:paragraph-properties fo:margin-left="0cm" fo:margin-right="0cm" fo:margin-top="0cm" fo:margin-bottom="0.2cm" fo:text-indent="-0.6cm" style:writing-mode="lr-tb"/>
    </style:style>
    <style:style style:name="P53" style:family="paragraph">
      <style:paragraph-properties fo:margin-top="0cm" fo:margin-bottom="0.5cm" fo:line-height="100%"/>
    </style:style>
    <style:style style:name="P54" style:family="paragraph">
      <style:paragraph-properties fo:line-height="100%">
        <style:tab-stops/>
      </style:paragraph-properties>
    </style:style>
    <style:style style:name="P55" style:family="paragraph">
      <style:paragraph-properties fo:margin-left="0cm" fo:margin-right="0cm" fo:margin-top="0cm" fo:margin-bottom="0.3cm" fo:line-height="100%" fo:text-indent="0cm">
        <style:tab-stops/>
      </style:paragraph-properties>
    </style:style>
    <style:style style:name="P56" style:family="paragraph">
      <style:paragraph-properties fo:margin-top="0cm" fo:margin-bottom="0.4cm" style:writing-mode="lr-tb"/>
      <style:text-properties fo:color="#000000" loext:opacity="100%" fo:font-size="28pt" fo:language="ru" fo:country="RU" style:font-size-asian="28pt" style:font-size-complex="28pt"/>
    </style:style>
    <style:style style:name="P57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58" style:family="paragraph">
      <loext:graphic-properties draw:fill-color="#ffffff"/>
      <style:paragraph-properties style:writing-mode="lr-tb"/>
      <style:text-properties fo:language="ru" fo:country="RU"/>
    </style:style>
    <style:style style:name="P59" style:family="paragraph">
      <style:paragraph-properties fo:margin-left="0cm" fo:margin-right="0cm" fo:margin-top="0cm" fo:margin-bottom="0.3cm" fo:text-indent="0cm" style:writing-mode="lr-tb"/>
    </style:style>
    <style:style style:name="P60" style:family="paragraph">
      <style:paragraph-properties style:writing-mode="lr-tb"/>
      <style:text-properties fo:font-size="26pt" style:font-size-asian="26pt" style:font-size-complex="26pt"/>
    </style:style>
    <style:style style:name="P61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1" style:font-size-asian="44pt" style:font-style-asian="normal" style:font-weight-asian="normal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fo:language="ru" fo:country="RU"/>
    </style:style>
    <style:style style:name="T14" style:family="text">
      <style:text-properties fo:color="#000000" loext:opacity="100%" fo:font-size="22pt" fo:language="ru" fo:country="RU" style:font-size-asian="22pt" style:font-size-complex="22pt"/>
    </style:style>
    <style:style style:name="T15" style:family="text">
      <style:text-properties fo:color="#000000" loext:opacity="100%" fo:font-size="28pt" fo:language="ru" fo:country="RU" style:font-size-asian="28pt" style:font-size-complex="28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000000" loext:opacity="100%" fo:font-size="14pt" fo:text-shadow="none" style:text-underline-style="solid" style:text-underline-width="auto" style:text-underline-color="font-color" fo:background-color="transparent" style:font-size-asian="14pt" style:font-size-complex="14pt"/>
    </style:style>
    <style:style style:name="T1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fo:font-size="14pt" style:text-underline-style="solid" style:text-underline-width="auto" style:text-underline-color="font-color" fo:background-color="transparent" style:font-size-asian="14pt" style:font-size-complex="1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fo:font-size="14pt" fo:language="ru" fo:country="RU" style:text-underline-style="solid" style:text-underline-width="auto" style:text-underline-color="font-color" fo:background-color="transparent" style:font-size-asian="14pt" style:font-size-complex="14pt"/>
    </style:style>
    <style:style style:name="T25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26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7" style:family="text">
      <style:text-properties style:font-name="Liberation Mono" fo:font-size="18pt" fo:language="ru" fo:country="RU"/>
    </style:style>
    <style:style style:name="T28" style:family="text">
      <style:text-properties fo:font-size="48pt" style:font-size-asian="48pt" style:font-size-complex="48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fo:background-color="transparent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Liberation Serif1" fo:font-size="22pt" fo:language="ru" fo:country="RU" style:font-size-asian="22pt" style:font-size-complex="22pt"/>
    </style:style>
    <style:style style:name="T32" style:family="text">
      <style:text-properties fo:color="#000000" loext:opacity="100%" style:font-name="Liberation Serif" fo:font-size="22pt" fo:language="ru" fo:country="RU" style:font-size-asian="22pt" style:font-size-complex="22pt"/>
    </style:style>
    <style:style style:name="T33" style:family="text">
      <style:text-properties fo:color="#000000" loext:opacity="100%" style:font-name="Liberation Mono" fo:font-size="28pt" fo:language="ru" fo:country="RU" style:font-size-asian="28pt" style:font-size-complex="28pt"/>
    </style:style>
    <style:style style:name="T34" style:family="text">
      <style:text-properties style:font-name="Liberation Serif" fo:font-size="22pt" fo:language="ru" fo:country="RU" style:font-size-asian="22pt" style:font-size-complex="22pt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0pt" fo:language="ru" fo:country="RU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0pt" fo:language="ru" fo:country="RU" fo:font-style="normal" fo:text-shadow="none" style:text-underline-style="none" fo:font-weight="normal" style:letter-kerning="true" fo:background-color="transparent" style:font-name-asian="Droid Sans Fallback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style:font-name="Liberation Mono" fo:font-size="20pt" fo:language="ru" fo:country="RU" style:font-size-asian="20pt" style:font-size-complex="20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fo:background-color="transparent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language="uk" fo:country="UA"/>
    </style:style>
    <style:style style:name="T43" style:family="text">
      <style:text-properties fo:color="#000000" loext:opacity="100%" fo:font-size="26pt" fo:language="ru" fo:country="RU" style:font-size-asian="26pt" style:font-size-complex="26pt"/>
    </style:style>
    <style:style style:name="T44" style:family="text">
      <style:text-properties fo:color="#000000" loext:opacity="100%" fo:font-size="26pt" fo:language="ru" fo:country="RU" fo:background-color="transparent" style:font-size-asian="26pt" style:font-size-complex="26pt"/>
    </style:style>
    <style:style style:name="T45" style:family="text">
      <style:text-properties fo:color="#000000" loext:opacity="100%" fo:font-size="26pt" fo:letter-spacing="0.141cm" fo:language="ru" fo:country="RU" fo:background-color="transparent" style:font-size-asian="26pt" style:font-size-complex="26pt"/>
    </style:style>
    <style:style style:name="T46" style:family="text">
      <style:text-properties fo:color="#000000" loext:opacity="100%" fo:font-size="24pt" fo:language="ru" fo:country="RU" fo:background-color="transparent" style:font-size-asian="24pt" style:font-size-complex="24pt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6pt" fo:language="ru" fo:country="RU" fo:font-style="normal" fo:text-shadow="none" style:text-underline-style="none" fo:font-weight="normal" style:letter-kerning="true" fo:background-color="transparent" style:font-name-asian="Droid Sans Fallback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ostgres Pro Enterprise 16</text:span><text:span text:style-name="T2"><text:line-break/></text:span><text:span text:style-name="T2">Установка, настройка, обновление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23</text:span><text:span text:style-name="T7">–</text:span><text:span text:style-name="T6">2025</text:span></text:p>
              <text:p text:style-name="P5"><text:span text:style-name="T8">Авторы: </text:span><text:span text:style-name="T6">Алексей Береснев, Илья Баштанов, Павел Толмаче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9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9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10" draw:layer="layout" svg:width="25.6cm" svg:height="14.4cm" svg:x="1.2cm" svg:y="4.8cm" presentation:class="outline" presentation:user-transformed="true">
          <draw:text-box>
            <text:p text:style-name="P9"><text:span text:style-name="T12">Установка и начальная настройка</text:span></text:p>
            <text:p text:style-name="P9"><text:span text:style-name="T12">Обновление сервера</text:span></text:p>
            <text:p text:style-name="P9"><text:span text:style-name="T12">Миграция с других СУБ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20.39cm" svg:height="1.737cm" svg:x="1.2cm" svg:y="0.737cm" presentation:class="title" presentation:user-transformed="true">
          <draw:text-box>
            <text:p><text:span text:style-name="T11">Установка и настройка</text:span></text:p>
          </draw:text-box>
        </draw:frame>
        <draw:frame presentation:style-name="pr7" draw:text-style-name="P8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1">Архитектуры и ОС</text:span></text:p>
              </text:list-item>
              <text:list-item>
                <text:p><text:span text:style-name="T11">Пакеты Postgres Pro</text:span></text:p>
              </text:list-item>
              <text:list-item>
                <text:p><text:span text:style-name="T11">Настройка Postgres Pro</text:span></text:p>
              </text:list-item>
              <text:list-item>
                <text:p><text:span text:style-name="T11">Информация о сервере</text:span></text:p>
              </text:list-item>
              <text:list-item>
                <text:p><text:span text:style-name="T11">Нумерация верс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2" draw:layer="layout" svg:width="16.799cm" svg:height="7.473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9" draw:text-style-name="P13" draw:layer="layout" svg:width="19.8cm" svg:height="1.741cm" svg:x="1.2cm" svg:y="0.737cm" presentation:class="title" presentation:user-transformed="true">
          <draw:text-box>
            <text:p><text:span text:style-name="T11">Архитектуры и ОС</text:span></text:p>
          </draw:text-box>
        </draw:frame>
        <draw:frame presentation:style-name="pr10" draw:text-style-name="P1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3">64-разрядные архитектуры</text:span></text:p>
                <text:list>
                  <text:list-item>
                    <text:p text:style-name="P14"><text:span text:style-name="T14">AMD/Intel 64 (x86_64)</text:span></text:p>
                    <text:p text:style-name="P14"><text:span text:style-name="T14">ARM64 (aarch64)</text:span></text:p>
                  </text:list-item>
                  <text:list-item>
                    <text:p text:style-name="P14"><text:span text:style-name="T14">Эльбрус 2000 (e2kv3, e2kv4)</text:span></text:p>
                  </text:list-item>
                  <text:list-item>
                    <text:p><text:span text:style-name="T14">Power PC, Power ISA (ppc64le)</text:span></text:p>
                  </text:list-item>
                </text:list>
              </text:list-item>
              <text:list-item>
                <text:p text:style-name="P15"><text:span text:style-name="T15">OC на базе Linux</text:span></text:p>
                <text:list>
                  <text:list-header>
                    <text:p text:style-name="P16"><text:span text:style-name="T14">Red Hat Enterprise Linux, CentOS, Rocky Linux, Oracle Linux, Rosa/РОСА, РЕД ОС, AlterOS, AlmaLinux</text:span></text:p>
                  </text:list-header>
                  <text:list-item>
                    <text:p text:style-name="P16"><text:span text:style-name="T14">Debian, Ubuntu, Astra Linux</text:span></text:p>
                  </text:list-item>
                  <text:list-item>
                    <text:p text:style-name="P16"><text:span text:style-name="T14">Альт</text:span></text:p>
                  </text:list-item>
                  <text:list-item>
                    <text:p text:style-name="P17"><text:span text:style-name="T14">SUSE Linux Enterprise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20" draw:layer="layout" svg:width="16.799cm" svg:height="13.38cm" svg:x="2.1cm" svg:y="14.107cm" presentation:class="notes" presentation:user-transformed="true">
            <draw:text-box>
              <text:p text:style-name="P19"><text:span text:style-name="T16">Postgres Pro может работать на серверных операционные системах</text:span><text:span text:style-name="T16"><text:line-break/></text:span><text:span text:style-name="T16">на базе Linux. Поддерживаются только </text:span><text:span text:style-name="T17">64-х разрядные архитектуры. Список поддерживаемых систем можно посмотреть на сайте Postgres Pro </text:span><text:span text:style-name="T18"><text:a xlink:href="https://postgrespro.ru/products/postgrespro/supported_os" xlink:type="simple">https://postgrespro.ru/products/postgrespro/supported_os</text:a></text:span></text:p>
              <text:p text:style-name="P19"><text:span text:style-name="T17">и в разделе документации</text:span></text:p>
              <text:p text:style-name="P19"><text:span text:style-name="T18"><text:a xlink:href="https://postgrespro.ru/docs/enterprise/16/binary-installation-on-linux#SUPPORTED-LINUX-OS" xlink:type="simple">https://postgrespro.ru/docs/enterprise/16/binary-installation-on-linux#SUPPORTED-LINUX-OS</text:a></text:span></text:p>
              <text:p text:style-name="P19"><text:span text:style-name="T19"/></text:p>
              <text:p text:style-name="P19"><text:span text:style-name="T17">Платформа Windows поддерживается в версиях до 14 включительно.</text:span></text:p>
              <text:p text:style-name="P19"><text:span text:style-name="T17"/></text:p>
              <text:p text:style-name="P19"><text:span text:style-name="T17">Более детальную информацию по поддержке архитектур, отличных от x86-64, можно запросить на info@postgrespro.ru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9" draw:text-style-name="P13" draw:layer="layout" svg:width="19.8cm" svg:height="1.741cm" svg:x="1.2cm" svg:y="0.737cm" presentation:class="title" presentation:user-transformed="true">
          <draw:text-box>
            <text:p><text:span text:style-name="T11">Пакеты Postgres Pro</text:span></text:p>
          </draw:text-box>
        </draw:frame>
        <draw:frame presentation:style-name="pr10" draw:text-style-name="P18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5">Пакет верхнего уровня</text:span></text:p>
                <text:list>
                  <text:list-item>
                    <text:p text:style-name="P21"><text:span text:style-name="T14">postgrespro-ent-13</text:span></text:p>
                  </text:list-item>
                  <text:list-item>
                    <text:p text:style-name="P21"><text:span text:style-name="T14">все доступные компоненты сервера</text:span></text:p>
                  </text:list-item>
                  <text:list-item>
                    <text:p text:style-name="P22"><text:span text:style-name="T14">автоматическая настройка</text:span></text:p>
                  </text:list-item>
                </text:list>
              </text:list-item>
              <text:list-item>
                <text:p text:style-name="P9"><text:span text:style-name="T15">Детальный выбор пакетов</text:span></text:p>
                <text:list>
                  <text:list-item>
                    <text:p text:style-name="P21"><text:span text:style-name="T14">только необходимые компоненты</text:span></text:p>
                  </text:list-item>
                  <text:list-item>
                    <text:p text:style-name="P22"><text:span text:style-name="T14">ручная настройка</text:span></text:p>
                  </text:list-item>
                </text:list>
              </text:list-item>
              <text:list-item>
                <text:p text:style-name="P23"><text:span text:style-name="T15">Сторонние пакеты для Postgres Pro</text:span></text:p>
                <text:list>
                  <text:list-item>
                    <text:p><text:span text:style-name="T14">дополнительные расширения и утилит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26" draw:layer="layout" svg:width="16.799cm" svg:height="16.096cm" svg:x="2.1cm" svg:y="14.107cm" presentation:class="notes" presentation:user-transformed="true">
            <draw:text-box>
              <text:p text:style-name="P24"><text:span text:style-name="T16">Функционал </text:span><text:span text:style-name="T17">Postgres Pro разделен на пакеты.</text:span></text:p>
              <text:p text:style-name="P24"><text:span text:style-name="T20">Пакет верхнего уровня </text:span><text:span text:style-name="T17">postgrespro-ent-16 позволяет быстро установить и настроить Postgres Pro для серверных и клиентских систем (будут установлены все доступные компоненты Postgres Pro без возможности выбора). Такой способ установки не рекомендуется использовать при обновлении или миграции системы.</text:span></text:p>
              <text:p text:style-name="P24"><text:span text:style-name="T17">Для более детальной установки и настройки рекомендуется отобрать отдельные пакеты. Можно установить только серверную часть, клиентские утилиты, документацию и т. п. В этом случае действия по настройке, такие как инициализация кластера, придется выполнять самостоятельно.</text:span></text:p>
              <text:p text:style-name="P24"><text:span text:style-name="T17">Пакеты называются одинаково для всех операционных систем (кроме незначительных отличий в суффиксе названия пакета для разработчиков postgrespro-ent-16-devel и пакета с отладочной информацией postgrespro-ent-16-dbg).</text:span></text:p>
              <text:p text:style-name="P24"><text:span text:style-name="T17">Существуют и сторонние пакеты, собранные специально для Postgres Pro Enterprise. Эти пакеты устанавливают дополнительные утилиты и расширения: libzstd для сжатия данных, oracle-fdw-ent-16 – обертку сторонних данных для Oracle, pgpro-pgbadger – анализатор журналов сообщений и др.</text:span></text:p>
              <text:p text:style-name="P24"><text:span text:style-name="T17">Полный перечень пакетов есть в документации:</text:span></text:p>
              <text:p text:style-name="P25"><text:span text:style-name="T21"><text:a xlink:href="https://postgrespro.ru/docs/enterprise/16/binary-installation-on-linux#CHOOSING-PGPRO-PACKAGES" xlink:type="simple">https://postgrespro.ru/docs/enterprise/16/binary-installation-on-linux#CHOOSING-PGPRO-PACKAGES</text:a></text:span><text:span text:style-name="T17"><text:s/></text:span></text:p>
              <text:p text:style-name="P25"><text:span text:style-name="T17"><text:s/>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Настройка Postgres Pro</text:span></text:p>
          </draw:text-box>
        </draw:frame>
        <draw:frame presentation:style-name="pr4" draw:text-style-name="P10" draw:layer="layout" svg:width="25.6cm" svg:height="16.151cm" svg:x="1.2cm" svg:y="4.8cm" presentation:class="outline" presentation:user-transformed="true">
          <draw:text-box>
            <text:p text:style-name="P9"><text:span text:style-name="T11">pg-wrapper — управление ссылками </text:span></text:p>
            <text:list text:style-name="L3">
              <text:list-item>
                <text:list>
                  <text:list-item>
                    <text:p text:style-name="P22"><text:span text:style-name="T14">путь поиска PATH и страницы man</text:span></text:p>
                  </text:list-item>
                </text:list>
              </text:list-item>
              <text:list-item>
                <text:p text:style-name="P23"><text:span text:style-name="T15">pg-setup — управление кластером</text:span></text:p>
                <text:list>
                  <text:list-item>
                    <text:p text:style-name="P27"><text:span text:style-name="T14">инициализация кластера</text:span></text:p>
                  </text:list-item>
                  <text:list-item>
                    <text:p text:style-name="P27"><text:span text:style-name="T14">проверка доступных портов</text:span></text:p>
                  </text:list-item>
                  <text:list-item>
                    <text:p text:style-name="P27"><text:span text:style-name="T14">изменение конфигурации сервера</text:span></text:p>
                  </text:list-item>
                  <text:list-item>
                    <text:p text:style-name="P27"><text:span text:style-name="T14">включение и отключение автоматического запуска службы</text:span></text:p>
                  </text:list-item>
                  <text:list-item>
                    <text:p text:style-name="P27"><text:span text:style-name="T14">запуск, остановка или перезапуск службы</text:span></text:p>
                  </text:list-item>
                  <text:list-item>
                    <text:p text:style-name="P28"><text:span text:style-name="T14">настройка кластера</text:span></text:p>
                  </text:list-item>
                </text:list>
              </text:list-item>
              <text:list-item>
                <text:p text:style-name="P23"><text:span text:style-name="T22">Проверка контрольных сумм</text:span></text:p>
                <text:list>
                  <text:list-item>
                    <text:p text:style-name="P9"><text:span text:style-name="T23">включена по умолчанию</text:span></text:p>
                  </text:list-item>
                  <text:list-item>
                    <text:p><text:span text:style-name="T14"/>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3" draw:text-style-name="P29" draw:layer="layout" svg:width="16.799cm" svg:height="15.386cm" svg:x="2.1cm" svg:y="14.107cm" presentation:class="notes" presentation:user-transformed="true">
            <draw:text-box>
              <text:p text:style-name="P24"><text:span text:style-name="T6">В данном курсе рассматривается настройка и работа Postgres Pro Enterprise в среде Linux.</text:span></text:p>
              <text:p text:style-name="P24"><text:span text:style-name="T6">Для добавления ссылок в путь поиска PATH и для подключения man-страниц используется скрипт pg-wrapper.</text:span></text:p>
              <text:p text:style-name="P24"><text:span text:style-name="T24"><text:a xlink:href="https://postgrespro.ru/docs/enterprise/16/pg-wrapper" xlink:type="simple">https://postgrespro.ru/docs/enterprise/16/pg-wrapper</text:a></text:span></text:p>
              <text:p text:style-name="P24"><text:span text:style-name="T6">Для инициализации кластера Postgres Pro рекомендуется скрипт</text:span><text:span text:style-name="T6"><text:line-break/></text:span><text:span text:style-name="T6">pg-setup</text:span></text:p>
              <text:p text:style-name="P24"><text:span text:style-name="T24"><text:a xlink:href="https://postgrespro.ru/docs/enterprise/16/pg-setup" xlink:type="simple">https://postgrespro.ru/docs/enterprise/16/pg-setup</text:a></text:span><text:span text:style-name="T24"><text:s/></text:span></text:p>
              <text:p text:style-name="P24"><text:span text:style-name="T6">Скрипт pg-setup может создавать базы данных и инициализировать кластер Postgres Pro. Запускать скрипт нужно от имени пользователя root, действия с базами данных скрипт выполняет под ролью postgres.</text:span></text:p>
              <text:p text:style-name="P24"><text:span text:style-name="T8">По умолчанию скрипт инициализирует кластер БД с включенными контрольными суммами, их можно отключить ключом --no-data-checksums. Кластер инициализируется с поддержкой библиотеки ICU,</text:span><text:span text:style-name="T8"><text:line-break/></text:span><text:span text:style-name="T8">в которой</text:span><text:span text:style-name="T6"> реализована платформонезависимая сортировка</text:span></text:p>
              <text:p text:style-name="P24"><text:span text:style-name="T24"><text:a xlink:href="https://postgrespro.ru/docs/enterprise/16/collation#COLLATION-MANAGING" xlink:type="simple">https://postgrespro.ru/docs/enterprise/16/collation#COLLATION-MANAGING</text:a></text:span></text:p>
              <text:p text:style-name="P24"><text:span text:style-name="T6">Скрипт pg-setup также позволяет запустить сервер, остановить его и настроить автоматический запуск.</text:span></text:p>
              <text:p text:style-name="P24"><text:span text:style-name="T24"><text:a xlink:href="https://postgrespro.ru/docs/enterprise/16/binary-installation-on-linux#STARTING-SERVER-AUTOMATICALLY" xlink:type="simple">https://postgrespro.ru/docs/enterprise/16/binary-installation-on-linux#STARTING-SERVER-AUTOMATICALLY</text:a>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Информация о сервере</text:span></text:p>
          </draw:text-box>
        </draw:frame>
        <draw:frame presentation:style-name="pr4" draw:text-style-name="P1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5">pgpro_controldata</text:span></text:p>
                <text:list>
                  <text:list-item>
                    <text:p text:style-name="P21"><text:span text:style-name="T14">вывод информации о кластере и/или сервере</text:span></text:p>
                  </text:list-item>
                  <text:list-item>
                    <text:p text:style-name="P21"><text:span text:style-name="T14">чтение младших мажорных версий и редакций</text:span></text:p>
                  </text:list-item>
                  <text:list-item>
                    <text:p text:style-name="P22"><text:span text:style-name="T14">сравнение параметров сервера, влияющих на совместимость</text:span></text:p>
                  </text:list-item>
                </text:list>
              </text:list-item>
              <text:list-item>
                <text:p text:style-name="P9"><text:span text:style-name="T15">SQL-функции</text:span></text:p>
                <text:list>
                  <text:list-item>
                    <text:p text:style-name="P21"><text:span text:style-name="T14">проверка информации о системе после установки</text:span></text:p>
                  </text:list-item>
                  <text:list-item>
                    <text:p text:style-name="P21"><text:span text:style-name="T14">версия и редакция Postgres Pro</text:span></text:p>
                  </text:list-item>
                  <text:list-item>
                    <text:p text:style-name="P22"><text:span text:style-name="T14">идентификатор состояния исходного кода</text:span></text:p>
                  </text:list-item>
                </text:list>
              </text:list-item>
              <text:list-item>
                <text:p text:style-name="P23"><text:span text:style-name="T15">pg_config</text:span></text:p>
                <text:list>
                  <text:list-item>
                    <text:p text:style-name="P9"><text:span text:style-name="T14">версия и редакция Postgres P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4" draw:text-style-name="P30" draw:layer="layout" svg:width="16.799cm" svg:height="13.364cm" svg:x="2.1cm" svg:y="14.107cm" presentation:class="notes" presentation:user-transformed="true">
            <draw:text-box>
              <text:p text:style-name="P24"><text:span text:style-name="T6">С помощью утилиты pgpro_controldata можно вывести управляющую информацию о кластере PostgreSQL/Postgres Pro и</text:span><text:span text:style-name="T25"> параметры совместимости</text:span><text:span text:style-name="T9"> </text:span><text:span text:style-name="T6">кластера и/или сервера. Без указания параметров утилита pgpro_controldata работает аналогично утилите pg_controldata. Устанавливается отдельным пакетом.</text:span></text:p>
              <text:p text:style-name="P24"><text:span text:style-name="T26"><text:a xlink:href="https://postgrespro.ru/docs/enterprise/16/app-pgprocontroldata" xlink:type="simple">https://postgrespro.ru/docs/enterprise/16/app-pgprocontroldata</text:a></text:span></text:p>
              <text:p text:style-name="P24"><text:span text:style-name="T6">После установки Postgres Pro в системе можно использовать дополнительные функции для вывода информации о системе.</text:span><text:span text:style-name="T6"><text:line-break/></text:span><text:span text:style-name="T6">С помощью этих функций можно узнать версию Postgres Pro, название редакции и идентификатор состояния исходного кода (хеш коммита),</text:span><text:span text:style-name="T6"><text:line-break/></text:span><text:span text:style-name="T6">из которого был собран пакет — эти сведения пригодятся для обращения в техподдержку.</text:span></text:p>
              <text:p text:style-name="P24"><text:span text:style-name="T26"><text:a xlink:href="https://postgrespro.ru/docs/enterprise/16/functions-info#FUNCTIONS-INFO-SESSION-TABLE" xlink:type="simple">https://postgrespro.ru/docs/enterprise/16/functions-info#FUNCTIONS-INFO-SESSION-TABLE</text:a></text:span></text:p>
              <text:p text:style-name="P24"><text:span text:style-name="T6">Аналогичная информация выводится и с помощью утилиты pg_config.</text:span></text:p>
              <text:p text:style-name="P24"><text:span text:style-name="T26"><text:a xlink:href="https://postgrespro.ru/docs/enterprise/16/app-pgconfig" xlink:type="simple">https://postgrespro.ru/docs/enterprise/16/app-pgconfig</text:a></text:span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7"/></text:p>
            <text:p text:style-name="P1"><text:span text:style-name="T27"/></text:p>
            <text:p text:style-name="P1"><text:span text:style-name="T27"/></text:p>
            <text:p text:style-name="P1"><text:span text:style-name="T27"><text:s text:c="11"/></text:span><text:span text:style-name="T27">$ psql</text:span></text:p>
            <text:p text:style-name="P1"><text:span text:style-name="T27"><text:s text:c="11"/></text:span><text:span text:style-name="T2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1">Нумерация версий</text:span></text:p>
          </draw:text-box>
        </draw:frame>
        <draw:custom-shape draw:style-name="gr4" draw:text-style-name="P34" xml:id="id2" draw:id="id2" draw:layer="layout" svg:width="2.137cm" svg:height="4.673cm" svg:x="16.811cm" svg:y="3.676cm">
          <text:p text:style-name="P33"><text:span text:style-name="T28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34" xml:id="id4" draw:id="id4" draw:layer="layout" svg:width="2.799cm" svg:height="4.673cm" svg:x="19.749cm" svg:y="3.676cm">
          <text:p text:style-name="P33"><text:span text:style-name="T28">6</text:span></text:p>
          <draw:enhanced-geometry svg:viewBox="0 0 21600 21600" draw:type="rectangle" draw:enhanced-path="M 0 0 L 21600 0 21600 21600 0 21600 0 0 Z N"/>
        </draw:custom-shape>
        <draw:custom-shape draw:style-name="gr6" draw:text-style-name="P36" xml:id="id6" draw:id="id6" draw:layer="layout" svg:width="1.575cm" svg:height="4.673cm" svg:x="23.573cm" svg:y="3.676cm">
          <text:p text:style-name="P35"><text:span text:style-name="T28">1</text:span></text:p>
          <draw:enhanced-geometry svg:viewBox="0 0 21600 21600" draw:type="rectangle" draw:enhanced-path="M 0 0 L 21600 0 21600 21600 0 21600 0 0 Z N"/>
        </draw:custom-shape>
        <draw:custom-shape draw:style-name="gr7" draw:text-style-name="P34" draw:layer="layout" svg:width="0.744cm" svg:height="4.673cm" svg:x="22.549cm" svg:y="3.676cm">
          <text:p text:style-name="P33"><text:span text:style-name="T28">.</text:span></text:p>
          <draw:enhanced-geometry svg:viewBox="0 0 21600 21600" draw:type="rectangle" draw:enhanced-path="M 0 0 L 21600 0 21600 21600 0 21600 0 0 Z N"/>
        </draw:custom-shape>
        <draw:custom-shape draw:style-name="gr7" draw:text-style-name="P34" draw:layer="layout" svg:width="0.744cm" svg:height="4.673cm" svg:x="19.249cm" svg:y="3.676cm">
          <text:p text:style-name="P33"><text:span text:style-name="T28">.</text:span></text:p>
          <draw:enhanced-geometry svg:viewBox="0 0 21600 21600" draw:type="rectangle" draw:enhanced-path="M 0 0 L 21600 0 21600 21600 0 21600 0 0 Z N"/>
        </draw:custom-shape>
        <draw:custom-shape draw:style-name="gr8" draw:text-style-name="P38" xml:id="id1" draw:id="id1" draw:layer="layout" svg:width="11.398cm" svg:height="0.916cm" svg:x="3.882cm" svg:y="10.534cm">
          <text:p text:style-name="P37"><text:span text:style-name="T29">основная версия PostgreSQL</text:span></text:p>
          <draw:enhanced-geometry svg:viewBox="0 0 21600 21600" draw:type="rectangle" draw:enhanced-path="M 0 0 L 21600 0 21600 21600 0 21600 0 0 Z N"/>
        </draw:custom-shape>
        <draw:custom-shape draw:style-name="gr8" draw:text-style-name="P38" xml:id="id3" draw:id="id3" draw:layer="layout" svg:width="11.398cm" svg:height="0.916cm" svg:x="3.882cm" svg:y="13.134cm">
          <text:p text:style-name="P37"><text:span text:style-name="T29">дополнительный выпуск PostgreSQL</text:span></text:p>
          <draw:enhanced-geometry svg:viewBox="0 0 21600 21600" draw:type="rectangle" draw:enhanced-path="M 0 0 L 21600 0 21600 21600 0 21600 0 0 Z N"/>
        </draw:custom-shape>
        <draw:custom-shape draw:style-name="gr8" draw:text-style-name="P38" xml:id="id5" draw:id="id5" draw:layer="layout" svg:width="11.398cm" svg:height="0.916cm" svg:x="3.882cm" svg:y="15.734cm">
          <text:p text:style-name="P37"><text:span text:style-name="T29">выпуск Postgres Pro Enterprise</text:span></text:p>
          <draw:enhanced-geometry svg:viewBox="0 0 21600 21600" draw:type="rectangle" draw:enhanced-path="M 0 0 L 21600 0 21600 21600 0 21600 0 0 Z N"/>
        </draw:custom-shape>
        <draw:connector draw:style-name="gr9" draw:text-style-name="P39" draw:layer="layout" svg:x1="15.28cm" svg:y1="10.992cm" svg:x2="17.879cm" svg:y2="8.349cm" draw:start-shape="id1" draw:start-glue-point="1" draw:end-shape="id2" draw:end-glue-point="2" svg:d="M15280 10992h2599v-2643" svg:viewBox="0 0 2600 2644">
          <text:p/>
        </draw:connector>
        <draw:connector draw:style-name="gr9" draw:text-style-name="P39" draw:layer="layout" svg:x1="15.28cm" svg:y1="13.592cm" svg:x2="21.148cm" svg:y2="8.349cm" draw:start-shape="id3" draw:start-glue-point="1" draw:end-shape="id4" draw:end-glue-point="2" svg:d="M15280 13592h5868v-5243" svg:viewBox="0 0 5869 5244">
          <text:p/>
        </draw:connector>
        <draw:connector draw:style-name="gr9" draw:text-style-name="P39" draw:layer="layout" svg:x1="15.28cm" svg:y1="16.192cm" svg:x2="24.36cm" svg:y2="8.349cm" draw:start-shape="id5" draw:start-glue-point="1" draw:end-shape="id6" draw:end-glue-point="2" svg:d="M15280 16192h9080v-7843" svg:viewBox="0 0 9081 7844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7" draw:text-style-name="P41" draw:layer="layout" svg:width="16.799cm" svg:height="14.321cm" svg:x="2.1cm" svg:y="14.107cm" presentation:class="notes" presentation:user-transformed="true">
            <draw:text-box>
              <text:p text:style-name="P40"><text:span text:style-name="T6">Номер версии Postgres Pro Enterprise состоит из трех частей: номера основной версии (major release), номера дополнительного выпуска (minor release) PostgreSQL и номера выпуска Postgres Pro. До версии 10 основной номер состоял из двух чисел (9.5, 9.6), поэтому выпуски нумеровались четырьмя числами.</text:span></text:p>
              <text:p text:style-name="P40"><text:span text:style-name="T8">Новая основная версия привносит изменение функционала: какие-то возможности добавляются и изменяются, реже — удаляются.</text:span></text:p>
              <text:p text:style-name="P40"><text:span text:style-name="T8">Дополнительные выпуски служат для переноса изменений, сделанных</text:span><text:span text:style-name="T8"><text:line-break/></text:span><text:span text:style-name="T8">в соответствующем выпуске PostgreSQL, а также для исправления ошибок, проблем безопасности и производительности, найденных</text:span><text:span text:style-name="T8"><text:line-break/></text:span><text:span text:style-name="T8">в предыдущих выпусках.</text:span></text:p>
              <text:p text:style-name="P40"><text:span text:style-name="T8">Выпуски Postgres Pro Enterprise служат исключительно для исправления ошибок, проблем безопасности и производительности, найденных в предыдущих выпусках Postgres Pro Enterprise.</text:span></text:p>
              <text:p text:style-name="P40"><text:span text:style-name="T6">При обновлении нужно учитывать, что в новом выпуске может быть прекращена поддержка определенных версий операционных систем.</text:span></text:p>
              <text:p text:style-name="P40"><text:span text:style-name="T26"><text:a xlink:href="https://postgrespro.ru/docs/enterprise/16/upgrading" xlink:type="simple">https://postgrespro.ru/docs/enterprise/16/upgrading</text:a></text:span></text:p>
            </draw:text-box>
          </draw:frame>
        </presentation:notes>
      </draw:page>
      <draw:page draw:name="page10" draw:style-name="dp1" draw:master-page-name="template21" presentation:presentation-page-layout-name="AL1T1">
        <office:forms form:automatic-focus="false" form:apply-design-mode="false"/>
        <draw:frame presentation:style-name="pr6" draw:text-style-name="P8" draw:layer="layout" svg:width="20.39cm" svg:height="1.737cm" svg:x="1.2cm" svg:y="0.737cm" presentation:class="title" presentation:user-transformed="true">
          <draw:text-box>
            <text:p><text:span text:style-name="T11">Обновление сервера</text:span></text:p>
          </draw:text-box>
        </draw:frame>
        <draw:frame presentation:style-name="pr7" draw:text-style-name="P8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 text:style-name="P9"><text:span text:style-name="T30">Обновление </text:span><text:span text:style-name="T12">Postgres Pro Enterprise</text:span></text:p>
              </text:list-item>
              <text:list-item>
                <text:p text:style-name="P9"><text:span text:style-name="T12">Переход с PostgreSQL и редакций Postgres Pro</text:span></text:p>
              </text:list-item>
              <text:list-item>
                <text:p><text:span text:style-name="T11">Правила сортировки ICU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2" draw:layer="layout" svg:width="16.799cm" svg:height="7.473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 text:style-name="P42"><text:span text:style-name="T11">Обновление Enterprise</text:span></text:p>
          </draw:text-box>
        </draw:frame>
        <draw:frame presentation:style-name="pr10" draw:text-style-name="P4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5">Обновление в пределах основной версии</text:span></text:p>
                <text:list>
                  <text:list-item>
                    <text:p text:style-name="P21"><text:span text:style-name="T31">доп. выпуск PostgreSQL или выпуск Postgres Pro</text:span></text:p>
                  </text:list-item>
                  <text:list-item>
                    <text:p text:style-name="P22"><text:span text:style-name="T31">установить исполняемые файлы и перезапустить сервер</text:span></text:p>
                  </text:list-item>
                </text:list>
              </text:list-item>
              <text:list-item>
                <text:p text:style-name="P23"><text:span text:style-name="T15">Обновление основной версии</text:span></text:p>
                <text:list>
                  <text:list-item>
                    <text:p text:style-name="P43"><text:span text:style-name="T32">pg_dump + pg_restore</text:span></text:p>
                  </text:list-item>
                  <text:list-item>
                    <text:p text:style-name="P44"><text:span text:style-name="T32">pg_upgrade</text:span></text:p>
                  </text:list-item>
                </text:list>
              </text:list-item>
              <text:list-item>
                <text:p text:style-name="P22"><text:span text:style-name="T3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8" draw:text-style-name="P41" draw:layer="layout" svg:width="16.799cm" svg:height="14.521cm" svg:x="2.1cm" svg:y="14.107cm" presentation:class="notes" presentation:user-transformed="true">
            <draw:text-box>
              <text:p text:style-name="P40"><text:span text:style-name="T6">В целом процедура обновления сервера Postgres Pro Enterprise аналогична процедуре обновления PostgreSQL. Внимательно прочитайте замечания ко всем выпускам между текущим и целевым.</text:span></text:p>
              <text:p text:style-name="P40"><text:span text:style-name="T6">В любом случае сначала устанавливаются пакеты новой версии или выпуска.</text:span></text:p>
              <text:p text:style-name="P40"><text:span text:style-name="T8">При обновлении на дополнительный выпуск или выпуск </text:span><text:span text:style-name="T6">Postgres Pro Enterprise достаточно перезапустить сервер.</text:span></text:p>
              <text:p text:style-name="P40"><text:span text:style-name="T6">При обновлении основной версии для переноса данных есть два пути:</text:span></text:p>
              <text:list text:style-name="L5">
                <text:list-item>
                  <text:p text:style-name="P46"><text:span text:style-name="T6">сделать логическую резервную копию утилитами pg_dumpall или pg_dump и восстановить данные с помощью pg_restore / psql;</text:span></text:p>
                </text:list-item>
                <text:list-item>
                  <text:p text:style-name="P46"><text:span text:style-name="T6">воспользоваться утилитой pg_upgrade.</text:span></text:p>
                </text:list-item>
              </text:list>
              <text:p text:style-name="P40"><text:span text:style-name="T6">Если статистику оптимизатора не переносили из старой версии, после переноса данных нужно выполнить анализ.</text:span></text:p>
              <text:p text:style-name="P40"><text:span text:style-name="T6">После любого обновления следует проверить и при необходимости обновить версии расширений в базах данных.</text:span></text:p>
            </draw:text-box>
          </draw:frame>
        </presentation:notes>
      </draw:page>
      <draw:page draw:name="page12" draw:style-name="dp1" draw:master-page-name="master" presentation:presentation-page-layout-name="AL1T1"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1">Варианты перехода</text:span></text:p>
          </draw:text-box>
        </draw:frame>
        <draw:frame draw:style-name="gr10" draw:text-style-name="P48" draw:layer="layout" svg:width="25.191cm" svg:height="2.609cm" svg:x="1.225cm" svg:y="16.018cm">
          <draw:text-box>
            <text:p text:style-name="P47"><text:span text:style-name="T34">Поддерживаются pg_dump+pg_restore и pg_upgrade</text:span></text:p>
            <text:p text:style-name="P47"><text:span text:style-name="T34">Понижение версии не поддерживается</text:span></text:p>
          </draw:text-box>
        </draw:frame>
        <draw:frame draw:style-name="gr11" draw:text-style-name="P50" xml:id="id7" draw:id="id7" draw:layer="layout" svg:width="6.338cm" svg:height="1.79cm" svg:x="1.132cm" svg:y="11.43cm">
          <draw:text-box>
            <text:p text:style-name="P49"><text:span text:style-name="T35">PostgreSQL</text:span></text:p>
          </draw:text-box>
        </draw:frame>
        <draw:frame draw:style-name="gr12" draw:text-style-name="P50" xml:id="id11" draw:id="id11" draw:layer="layout" svg:width="6.33cm" svg:height="1.778cm" svg:x="1.135cm" svg:y="8.348cm">
          <draw:text-box>
            <text:p text:style-name="P49"><text:span text:style-name="T35">Postgres Pro</text:span><text:span text:style-name="T35"><text:line-break/></text:span><text:span text:style-name="T35">Standard [Certified]</text:span></text:p>
          </draw:text-box>
        </draw:frame>
        <draw:frame draw:style-name="gr12" draw:text-style-name="P50" xml:id="id12" draw:id="id12" draw:layer="layout" svg:width="6.33cm" svg:height="1.778cm" svg:x="1.135cm" svg:y="5.33cm">
          <draw:text-box>
            <text:p text:style-name="P49"><text:span text:style-name="T35">Postgres Pro</text:span><text:span text:style-name="T35"><text:line-break/></text:span><text:span text:style-name="T35">Enterprise [Certified]</text:span></text:p>
          </draw:text-box>
        </draw:frame>
        <draw:frame draw:style-name="gr13" draw:text-style-name="P51" xml:id="id8" draw:id="id8" draw:layer="layout" svg:width="6.997cm" svg:height="1.778cm" svg:x="17.97cm" svg:y="11.43cm">
          <draw:text-box>
            <text:p><text:span text:style-name="T35">PostgreSQL</text:span></text:p>
          </draw:text-box>
        </draw:frame>
        <draw:frame draw:style-name="gr14" draw:text-style-name="P51" xml:id="id9" draw:id="id9" draw:layer="layout" svg:width="6.997cm" svg:height="1.778cm" svg:x="17.973cm" svg:y="8.351cm">
          <draw:text-box>
            <text:p><text:span text:style-name="T35">Postgres Pro</text:span><text:span text:style-name="T35"><text:line-break/></text:span><text:span text:style-name="T35">Standard [Certified]</text:span></text:p>
          </draw:text-box>
        </draw:frame>
        <draw:frame draw:style-name="gr14" draw:text-style-name="P51" xml:id="id10" draw:id="id10" draw:layer="layout" svg:width="6.997cm" svg:height="1.778cm" svg:x="17.973cm" svg:y="5.337cm">
          <draw:text-box>
            <text:p><text:span text:style-name="T35">Postgres Pro</text:span><text:span text:style-name="T35"><text:line-break/></text:span><text:span text:style-name="T35">Enterprise [Certified]</text:span></text:p>
          </draw:text-box>
        </draw:frame>
        <draw:connector draw:style-name="gr15" draw:text-style-name="P39" draw:layer="layout" draw:type="curve" svg:x1="7.47cm" svg:y1="12.325cm" svg:x2="17.97cm" svg:y2="12.319cm" draw:start-shape="id7" draw:start-glue-point="1" draw:end-shape="id8" draw:end-glue-point="3" svg:d="M7470 12325c7875 0 2625-6 10500-6" svg:viewBox="0 0 10501 7">
          <text:p/>
        </draw:connector>
        <draw:connector draw:style-name="gr16" draw:text-style-name="P39" draw:layer="layout" draw:type="curve" svg:x1="7.47cm" svg:y1="12.325cm" svg:x2="17.973cm" svg:y2="9.24cm" draw:start-shape="id7" draw:start-glue-point="1" draw:end-shape="id9" draw:end-glue-point="3" svg:d="M7470 12325c7878 0 2627-3085 10503-3085" svg:viewBox="0 0 10504 3086">
          <text:p/>
        </draw:connector>
        <draw:connector draw:style-name="gr16" draw:text-style-name="P39" draw:layer="layout" draw:type="curve" svg:x1="7.47cm" svg:y1="12.325cm" svg:x2="17.973cm" svg:y2="6.226cm" draw:start-shape="id7" draw:start-glue-point="1" draw:end-shape="id10" draw:end-glue-point="3" svg:d="M7470 12325c7878 0 2627-6099 10503-6099" svg:viewBox="0 0 10504 6100">
          <text:p/>
        </draw:connector>
        <draw:connector draw:style-name="gr17" draw:text-style-name="P39" draw:layer="layout" draw:type="curve" svg:x1="7.465cm" svg:y1="9.237cm" svg:x2="17.973cm" svg:y2="6.226cm" draw:start-shape="id11" draw:start-glue-point="1" draw:end-shape="id10" draw:end-glue-point="3" svg:d="M7465 9237c7881 0 2627-3011 10508-3011" svg:viewBox="0 0 10509 3012">
          <text:p/>
        </draw:connector>
        <draw:connector draw:style-name="gr9" draw:text-style-name="P39" draw:layer="layout" draw:type="curve" svg:x1="7.465cm" svg:y1="9.237cm" svg:x2="17.973cm" svg:y2="9.24cm" draw:start-shape="id11" draw:start-glue-point="1" draw:end-shape="id9" draw:end-glue-point="3" svg:d="M7465 9237c7881 0 2627 3 10508 3" svg:viewBox="0 0 10509 4">
          <text:p/>
        </draw:connector>
        <draw:connector draw:style-name="gr9" draw:text-style-name="P39" draw:layer="layout" draw:type="curve" svg:x1="7.465cm" svg:y1="6.219cm" svg:x2="17.973cm" svg:y2="6.226cm" draw:start-shape="id12" draw:start-glue-point="1" draw:end-shape="id10" svg:d="M7465 6219c7881 0 2627 7 10508 7" svg:viewBox="0 0 10509 8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7" draw:text-style-name="P41" draw:layer="layout" svg:width="16.799cm" svg:height="14.321cm" svg:x="2.1cm" svg:y="14.107cm" presentation:class="notes" presentation:user-transformed="true">
            <draw:text-box>
              <text:p text:style-name="P52"><text:span text:style-name="T8">В иерархии PostgreSQL &lt; Postgres Pro Standard &lt; </text:span><text:span text:style-name="T6">Postgres Pro Enterprise возможен перенос данных с младшей на более старшую редакцию СУБД. При этом поддерживается как перенос с помощью логического резервирования и восстановления (pg_dump + pg_restore), так и перенос с помощью утилиты pg_upgrade. Возможные пути переноса и ограничения показаны в таблице.</text:span></text:p>
              <text:p text:style-name="P52"><text:span text:style-name="T6">При этом возможен переход только на ту же или бóльшую основную версию СУБД, понижение версии (downgrade) не поддерживается.</text:span></text:p>
              <text:p text:style-name="P52"><text:span text:style-name="T8">Также не поддерживается переход с помощью pg_upgrade на Postgres Pro Enterprise и Postgres Pro Enterprise Certified версий до 11 включительно</text:span><text:span text:style-name="T6">.</text:span></text:p>
              <text:p text:style-name="P52"><text:span text:style-name="T6"/></text:p>
            </draw:text-box>
          </draw:frame>
        </presentation:notes>
      </draw:page>
      <draw:page draw:name="page13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7"/></text:p>
            <text:p text:style-name="P1"><text:span text:style-name="T27"/></text:p>
            <text:p text:style-name="P1"><text:span text:style-name="T27"/></text:p>
            <text:p text:style-name="P1"><text:span text:style-name="T27"><text:s text:c="11"/></text:span><text:span text:style-name="T27">$ psql</text:span></text:p>
            <text:p text:style-name="P1"><text:span text:style-name="T27"><text:s text:c="11"/></text:span><text:span text:style-name="T2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1">Правила сортировки ICU</text:span></text:p>
          </draw:text-box>
        </draw:frame>
        <draw:frame presentation:style-name="pr10" draw:text-style-name="P56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5">Правила сортировки</text:span></text:p>
                <text:list>
                  <text:list-item>
                    <text:p text:style-name="P21"><text:span text:style-name="T14">C, POSIX</text:span></text:p>
                  </text:list-item>
                  <text:list-item>
                    <text:p text:style-name="P21"><text:span text:style-name="T14">libc</text:span></text:p>
                  </text:list-item>
                  <text:list-item>
                    <text:p text:style-name="P22"><text:span text:style-name="T14">icu </text:span></text:p>
                  </text:list-item>
                </text:list>
              </text:list-item>
              <text:list-item>
                <text:p text:style-name="P23"><text:span text:style-name="T15">ICU поддерживается на уровне кластера и БД</text:span></text:p>
                <text:list>
                  <text:list-item>
                    <text:p text:style-name="P53"><text:span text:style-name="T14">в PostgreSQL только для столбцов и выражений</text:span></text:p>
                  </text:list-item>
                </text:list>
              </text:list-item>
              <text:list-item>
                <text:p text:style-name="P54"><text:span text:style-name="T22">Указывается при инициализации</text:span></text:p>
                <text:list>
                  <text:list-item>
                    <text:p text:style-name="P55"><text:span text:style-name="T36">initdb <text:s text:c="11"/></text:span><text:span text:style-name="T37"><text:a xlink:href="mailto:--locale%3Dru_RU.UTF-8@icu" xlink:type="simple">--locale=ru_RU.UTF-8@icu</text:a></text:span></text:p>
                  </text:list-item>
                  <text:list-item>
                    <text:p text:style-name="P55"><text:span text:style-name="T36">createdb <text:s text:c="9"/>--locale=ru_RU.UTF-8@icu</text:span></text:p>
                  </text:list-item>
                  <text:list-item>
                    <text:p text:style-name="P55"><text:span text:style-name="T38">CREATE DATABASE ... LOCALE=ru_RU.UTF-8@ic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7" draw:text-style-name="P41" draw:layer="layout" svg:width="16.799cm" svg:height="14.321cm" svg:x="2.1cm" svg:y="14.107cm" presentation:class="notes" presentation:user-transformed="true">
            <draw:text-box>
              <text:p text:style-name="P40"><text:span text:style-name="T8">PostgreSQL и Postgres Pro Enterprise генерируют правила сортировки на основе двух библиотек («провайдеров»): традиционной библиотеки libc и современной платформонезависимой ICU, которая дает больше возможностей.</text:span></text:p>
              <text:p text:style-name="P40"><text:span text:style-name="T8">Postgres Pro Enterprise позволяет использовать правила обоих провайдеров на всех уровнях (кластер, база данных, столбец таблицы, выражение). В PostgreSQL правила провайдера libc можно использовать на любом уровне, а правила провайдера ICU </text:span><text:span text:style-name="T6">не поддерживаются на уровне кластера и базы данных (поддержка добавлена в версии 15). Это ограничение нужно учесть при миграции данных из PostgreSQL.</text:span></text:p>
              <text:p text:style-name="P40"><text:span text:style-name="T6">Подробнее о правилах сортировки рассказывается в теме «Локализация» курса DBA2.</text:span></text:p>
              <text:p text:style-name="P40"><text:span text:style-name="T24"><text:a xlink:href="https://postgrespro.ru/docs/enterprise/16/collation" xlink:type="simple">https://postgrespro.ru/docs/enterprise/16/collation</text:a></text:span></text:p>
            </draw:text-box>
          </draw:frame>
        </presentation:notes>
      </draw:page>
      <draw:page draw:name="page15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5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3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7"/></text:p>
            <text:p text:style-name="P1"><text:span text:style-name="T27"/></text:p>
            <text:p text:style-name="P1"><text:span text:style-name="T27"/></text:p>
            <text:p text:style-name="P1"><text:span text:style-name="T27"><text:s text:c="11"/></text:span><text:span text:style-name="T27">$ psql</text:span></text:p>
            <text:p text:style-name="P1"><text:span text:style-name="T27"><text:s text:c="11"/></text:span><text:span text:style-name="T2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21" presentation:presentation-page-layout-name="AL1T1">
        <draw:frame presentation:style-name="pr6" draw:text-style-name="P8" draw:layer="layout" svg:width="20.39cm" svg:height="1.737cm" svg:x="1.2cm" svg:y="0.737cm" presentation:class="title" presentation:user-transformed="true">
          <draw:text-box>
            <text:p><text:span text:style-name="T11">Миграция с других СУБД</text:span></text:p>
          </draw:text-box>
        </draw:frame>
        <draw:frame presentation:style-name="pr7" draw:text-style-name="P8" draw:layer="layout" svg:width="25.199cm" svg:height="12.179cm" svg:x="1.2cm" svg:y="4.8cm" presentation:class="outline" presentation:user-transformed="true">
          <draw:text-box>
            <text:list text:style-name="L4">
              <text:list-item>
                <text:p><text:span text:style-name="T15">Миграция данных: oracle_fdw и другие обертки</text:span></text:p>
              </text:list-item>
            </text:list>
            <text:list text:style-name="L3">
              <text:list-item>
                <text:p text:style-name="P23"><text:span text:style-name="T15">Миграция других объектов</text:span></text:p>
                <text:p text:style-name="P23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2" draw:layer="layout" svg:width="16.799cm" svg:height="7.473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aster" presentation:presentation-page-layout-name="AL1T1"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1">Миграция данных</text:span></text:p>
          </draw:text-box>
        </draw:frame>
        <draw:frame presentation:style-name="pr10" draw:text-style-name="P56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5">SQL</text:span></text:p>
                <text:list>
                  <text:list-item>
                    <text:p text:style-name="P22"><text:span text:style-name="T14">выгрузка + psql</text:span></text:p>
                  </text:list-item>
                </text:list>
              </text:list-item>
              <text:list-item>
                <text:p text:style-name="P23"><text:span text:style-name="T15">Обертки сторонних данных</text:span></text:p>
                <text:list>
                  <text:list-item>
                    <text:p text:style-name="P14"><text:span text:style-name="T14">универсальные для СУБД: ODBC, JDBC</text:span></text:p>
                  </text:list-item>
                  <text:list-item>
                    <text:p text:style-name="P14"><text:span text:style-name="T23">для реляционных СУБД: Oracle (oracle_fdw)</text:span><text:span text:style-name="T14">, MS SQL, MySQL, DB2, SQLite</text:span></text:p>
                  </text:list-item>
                  <text:list-item>
                    <text:p text:style-name="P16"><text:span text:style-name="T23">для NoSQL-</text:span><text:span text:style-name="T14">СУБД</text:span></text:p>
                  </text:list-item>
                  <text:list-item>
                    <text:p text:style-name="P14"><text:span text:style-name="T23">файловые универсальные: </text:span><text:span text:style-name="T14">file_fdw, CSV, JSON, TAR, XML, ZIP</text:span></text:p>
                  </text:list-item>
                  <text:list-item>
                    <text:p text:style-name="P14"><text:span text:style-name="T14">файловые специализированные: геоданные, LDAP, IMAP, RSS, WW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7" draw:text-style-name="P41" draw:layer="layout" svg:width="16.799cm" svg:height="14.321cm" svg:x="2.1cm" svg:y="14.107cm" presentation:class="notes" presentation:user-transformed="true">
            <draw:text-box>
              <text:p text:style-name="P40"><text:span text:style-name="T8">При миграции данных из других СУБД можно использовать SQL как промежуточный формат. Конечно, это самый универсальный подход, но на практике при значительных объемах данных он неприменим. К тому же из-за разницы в диалектах SQL может потребоваться дополнительное преобразование данных.</text:span></text:p>
              <text:p text:style-name="P40"><text:span text:style-name="T8">Дополнительные удобства и более высокую производительность можно получить, используя механизм оберток сторонних данных (foreign data wrappers), встроенный в PostgreSQL и позволяющий обращаться</text:span><text:span text:style-name="T8"><text:line-break/></text:span><text:span text:style-name="T8">к внешним данным как к локальным таблицам. Штатная обертка file_fdw позволяет читать данные из файлов различных форматов. В составе дистрибутива Postgres Pro Enterprise есть пакет oracle-fdw-ent-16</text:span><text:span text:style-name="T8"><text:line-break/></text:span><text:span text:style-name="T8">с расширением oracle_fdw, устанавливающий одноименную обертку. Помимо этого, существует множество сторонних оберток для различных СУБД, форматов файлов, сетевых протоколов, для специализированных форматов данных и др.</text:span></text:p>
              <text:p text:style-name="P40"><text:span text:style-name="T24"><text:a xlink:href="https://wiki.postgresql.org/wiki/Foreign_data_wrappers" xlink:type="simple">https://wiki.postgresql.org/wiki/Foreign_data_wrappers</text:a></text:span></text:p>
            </draw:text-box>
          </draw:frame>
        </presentation:notes>
      </draw:page>
      <draw:page draw:name="page18" draw:style-name="dp1" draw:master-page-name="master" presentation:presentation-page-layout-name="AL1T1"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1">Миграция объектов</text:span></text:p>
          </draw:text-box>
        </draw:frame>
        <draw:frame presentation:style-name="pr10" draw:text-style-name="P56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23"><text:span text:style-name="T15">Объекты SQL</text:span></text:p>
                <text:list>
                  <text:list-item>
                    <text:p text:style-name="P22"><text:span text:style-name="T14">индексы, представления, последовательности</text:span></text:p>
                  </text:list-item>
                </text:list>
              </text:list-item>
              <text:list-item>
                <text:p text:style-name="P23"><text:span text:style-name="T15">Подпрограммы</text:span></text:p>
                <text:list>
                  <text:list-item>
                    <text:p><text:span text:style-name="T14">процедуры, функции, триггеры</text:span></text:p>
                  </text:list-item>
                  <text:list-item>
                    <text:p text:style-name="P22"><text:span text:style-name="T32">orafce</text:span></text:p>
                  </text:list-item>
                </text:list>
              </text:list-item>
              <text:list-item>
                <text:p text:style-name="P9"><text:span text:style-name="T15">Другие объекты</text:span></text:p>
                <text:list>
                  <text:list-header>
                    <text:p><text:span text:style-name="T1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7" draw:text-style-name="P41" draw:layer="layout" svg:width="16.799cm" svg:height="14.321cm" svg:x="2.1cm" svg:y="13.807cm" presentation:class="notes" presentation:user-transformed="true">
            <draw:text-box>
              <text:p text:style-name="P40"><text:span text:style-name="T8">Миграция стандартных объектов, таких как индексы, представления, последовательности, относительно проста и поддается автоматизации.</text:span></text:p>
              <text:p text:style-name="P40"><text:span text:style-name="T8">Миграция других объектов — обычно более сложная задача, поскольку большинство из них реализованы в Postgres Pro Enterprise по-другому или вовсе не имеет аналогов. Например, пакеты Oracle не имеют аналогов в Postgres Pro версии 13 (они реализованы в версии 15, но синтаксис и возможности немного разные).</text:span></text:p>
              <text:p text:style-name="P40"><text:span text:style-name="T8">Миграция процедурного кода: функций, процедур, триггеров — гораздо сложнее из-за разнообразия логики, различий используемых языков и модулей. В составе дистрибутива Postgres Pro Enterprise есть пакет </text:span><text:span text:style-name="T39">orafce-ent-16</text:span><text:span text:style-name="T8">, устанавливающий расширение </text:span><text:span text:style-name="T39">orafce</text:span><text:span text:style-name="T8">. Расширение добавляет в базу данных Postgres Pro объекты, аналогичные объектам СУБД Oracle, это упрощает перенос процедурной логики.</text:span></text:p>
              <text:p text:style-name="P40"><text:span text:style-name="T40"><text:a xlink:href="https://github.com/orafce/orafce" xlink:type="simple">https://github.com/orafce/orafce</text:a></text:span></text:p>
              <text:p text:style-name="P40"><text:span text:style-name="T8">Существует довольно большое количество сторонних решений, автоматизирующих процесс миграции; они экономят усилия и снижают количество ошибок. В статьях и выступлениях на конференциях описано множество успешных проектов по переносу информационных систем с других СУБД на PostgreSQL или Postgres Pro Enterprise, откуда также можно почерпнуть идеи и подходы. Однако в целом задача очень многообразна и сложна, поэтому автоматизировать ее полностью не представляется возможным.</text:span></text:p>
              <text:p text:style-name="P40"><text:span text:style-name="T41"/></text:p>
            </draw:text-box>
          </draw:frame>
        </presentation:notes>
      </draw:page>
      <draw:page draw:name="page19" draw:style-name="dp1" draw:master-page-name="master" presentation:presentation-page-layout-name="AL1T1"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10" draw:text-style-name="P57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22">Postgres Pro Enterprise можно установить «по умолчанию» или выборочно</text:span></text:p>
              </text:list-item>
              <text:list-item>
                <text:p text:style-name="P9"><text:span text:style-name="T13">Имеются средства получения дополнительной информации</text:span></text:p>
              </text:list-item>
              <text:list-item>
                <text:p text:style-name="P9"><text:span text:style-name="T13">Поддерживается автоматический перенос данных из PostgreSQL и редакций Postgres Pro</text:span></text:p>
              </text:list-item>
              <text:list-item>
                <text:p text:style-name="P9"><text:span text:style-name="T13">Миграция с других СУБД — более сложная задач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6" draw:text-style-name="P5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" presentation:presentation-page-layout-name="AL1T1">
        <draw:frame presentation:style-name="pr3" draw:text-style-name="P13" draw:layer="layout" svg:width="19.8cm" svg:height="1.741cm" svg:x="1.2cm" svg:y="0.737cm" presentation:class="title" presentation:user-transformed="true">
          <draw:text-box>
            <text:p><text:span text:style-name="T42">Практика</text:span></text:p>
          </draw:text-box>
        </draw:frame>
        <draw:frame presentation:style-name="pr19" draw:text-style-name="P60" draw:layer="layout" svg:width="25.6cm" svg:height="14.4cm" svg:x="1.2cm" svg:y="4.8cm" presentation:class="outline" presentation:user-transformed="true">
          <draw:text-box>
            <text:list text:style-name="L6">
              <text:list-item>
                <text:p text:style-name="P59"><text:span text:style-name="T43">Какой размер имеет сейчас буферный кеш сервера Postgres Pro Enterprise? </text:span><text:span text:style-name="T44">Увеличьте его на 1</text:span><text:span text:style-name="T45">0</text:span><text:span text:style-name="T44">% с помощью команды </text:span><text:span text:style-name="T46">ALTER SYSTEM</text:span><text:span text:style-name="T44">.</text:span></text:p>
              </text:list-item>
            </text:list>
            <text:list text:style-name="L7">
              <text:list-item>
                <text:p text:style-name="P59"><text:span text:style-name="T47">Включите вывод в журнал сообщений информации обо всех выполняемых запросах, добавив конфигурационный файл</text:span><text:span text:style-name="T47"><text:line-break/></text:span><text:span text:style-name="T47">в каталог conf.d.</text:span><text:span text:style-name="T47"><text:line-break/></text:span><text:span text:style-name="T47">Запустите стандартный тест pgbench на 90 секунд.</text:span></text:p>
              </text:list-item>
              <text:list-item>
                <text:p text:style-name="P59"><text:span text:style-name="T47">Найдите в журнале сообщений информацию</text:span><text:span text:style-name="T44"> о выполненных запросах. Проанализируйте журнал с помощью утилиты pgbadg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0" draw:text-style-name="P61" draw:layer="layout" svg:width="16.799cm" svg:height="14.087cm" svg:x="2.1cm" svg:y="14.107cm" presentation:class="notes" presentation:user-transformed="true">
            <draw:text-box>
              <text:p text:style-name="P52"><text:span text:style-name="T17">2. Создайте .conf-файл с произвольным именем в подкаталоге conf.d каталога PGDATA кластера и поместите в него необходимые настройки конфигурационных параметров. Содержимое этого файла будет учтено в конфигурации благодаря директиве </text:span><text:span text:style-name="T48">include_dir</text:span><text:span text:style-name="T17">, находящейся в конце конфигурационного файла postgresql.conf.</text:span><text:span text:style-name="T17"><text:line-break/></text:span><text:span text:style-name="T1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1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left="0cm" fo:margin-right="0cm" fo:margin-top="0cm" fo:margin-bottom="0.203cm" fo:text-indent="0cm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paragraph-properties fo:margin-top="0cm" fo:margin-bottom="0.152cm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-outline1">
      <style:graphic-properties fo:min-height="12.18cm"/>
      <style:paragraph-properties style:writing-mode="lr-tb"/>
    </style:style>
    <style:style style:name="Mpr9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9655EA6840E39C9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1F2C89415504C6D8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1DT7H30M48S</meta:editing-duration>
    <meta:editing-cycles>698</meta:editing-cycles>
    <meta:generator>LibreOffice/7.3.7.2$Linux_X86_64 LibreOffice_project/30$Build-2</meta:generator>
    <dc:date>2025-01-14T22:38:09.468005987</dc:date>
    <meta:document-statistic meta:object-count="149"/>
    <meta:template xlink:type="simple" xlink:actuate="onRequest" xlink:title="master" xlink:href="../../../../../.config/libreoffice/4/user/template/master.otp" meta:date="2015-06-03T14:43:56.815095550"/>
  </office:meta>
</office:document-meta>
</file>